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778in" style:rel-column-width="28180*"/>
    </style:style>
    <style:style style:name="Table1.B" style:family="table-column">
      <style:table-column-properties style:column-width="1.1889in" style:rel-column-width="11251*"/>
    </style:style>
    <style:style style:name="Table1.C" style:family="table-column">
      <style:table-column-properties style:column-width="2.7583in" style:rel-column-width="2610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">
      <style:text-properties officeooo:paragraph-rsid="0044ef20"/>
    </style:style>
    <style:style style:name="P8" style:family="paragraph" style:parent-style-name="Text_20_body">
      <style:text-properties officeooo:paragraph-rsid="0044ef20"/>
    </style:style>
    <style:style style:name="P9" style:family="paragraph" style:parent-style-name="Table_20_Contents">
      <style:text-properties fo:font-weight="bold" officeooo:rsid="003fe16a" officeooo:paragraph-rsid="0044ef20" style:font-weight-asian="bold" style:font-weight-complex="bold"/>
    </style:style>
    <style:style style:name="P10" style:family="paragraph" style:parent-style-name="Table_20_Contents">
      <style:text-properties fo:font-style="italic" officeooo:paragraph-rsid="0044ef20" style:font-style-asian="italic" style:font-style-complex="italic"/>
    </style:style>
    <style:style style:name="P11" style:family="paragraph" style:parent-style-name="Table_20_Contents">
      <style:text-properties fo:font-style="italic" officeooo:rsid="0044ef20" officeooo:paragraph-rsid="0044ef20" style:font-style-asian="italic" style:font-style-complex="italic"/>
    </style:style>
    <style:style style:name="P12" style:family="paragraph" style:parent-style-name="Table_20_Contents">
      <style:text-properties officeooo:rsid="0044ef20" officeooo:paragraph-rsid="0044ef20"/>
    </style:style>
    <style:style style:name="P13" style:family="paragraph" style:parent-style-name="Text_20_body">
      <style:text-properties officeooo:rsid="003fe16a" officeooo:paragraph-rsid="0044ef20"/>
    </style:style>
    <style:style style:name="P14" style:family="paragraph" style:parent-style-name="Text_20_body">
      <style:text-properties officeooo:rsid="003a107e" officeooo:paragraph-rsid="0044ef20"/>
    </style:style>
    <style:style style:name="P15" style:family="paragraph" style:parent-style-name="Heading_20_4">
      <style:paragraph-properties fo:break-before="page"/>
      <style:text-properties officeooo:rsid="00333d6a" officeooo:paragraph-rsid="00333d6a"/>
    </style:style>
    <style:style style:name="P16" style:family="paragraph" style:parent-style-name="Text_20_body">
      <style:text-properties officeooo:paragraph-rsid="0044ef20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3fe16a" style:font-weight-asian="bold" style:font-weight-complex="bold"/>
    </style:style>
    <style:style style:name="T4" style:family="text">
      <style:text-properties officeooo:rsid="0035c9a6"/>
    </style:style>
    <style:style style:name="T5" style:family="text">
      <style:text-properties officeooo:rsid="003fe16a"/>
    </style:style>
    <style:style style:name="T6" style:family="text">
      <style:text-properties officeooo:rsid="004194b5"/>
    </style:style>
    <style:style style:name="T7" style:family="text">
      <style:text-properties officeooo:rsid="0044e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5" text:outline-level="4"><text:span text:style-name="T7">Docs</text:span><text:span text:style-name="T4"> </text:span><text:span text:style-name="T6">Repository</text:span></text:h>
      <text:p text:style-name="P8">AutomataCI detects the <text:span text:style-name="T7">documentation</text:span> directory <text:span text:style-name="T7">located at:</text:span></text:p>
      <text:p text:style-name="Frame_20_contents">${PROJECT_PATH_ROOT}/${PROJECT_PATH_DOCS}</text:p>
      <text:p text:style-name="P8"/>
      <text:p text:style-name="P8"><text:span text:style-name="T7">Should it </text:span>exist<text:span text:style-name="T7">s,</text:span> <text:span text:style-name="T7">AutomataCI</text:span> shall only update and publish the content if exists.</text:p>
      <text:p text:style-name="P8"/>
      <text:p text:style-name="P8"><text:span text:style-name="T5">Upon successful publication, the </text:span><text:span text:style-name="T7">static website shall be updated shortly</text:span><text:span text:style-name="T5">. Hence, </text:span><text:span text:style-name="T3">this is an irreversible 1-way execution</text:span><text:span text:style-name="T5">.</text:span></text:p>
      <text:p text:style-name="P8"/>
      <text:p text:style-name="P13">AutomataCI relies on all the environment variables tabulated in Table <text:sequence-ref text:reference-format="category-and-value" text:ref-name="refText0">1.1.1.1.1</text:sequence-ref><text:s/>to login and upstream the package.</text:p>
      <text:p text:style-name="P7"><text:span text:style-name="T5">Table</text:span> <text:sequence text:ref-name="refText0" text:name="Text" text:formula="ooow:Text+1" style:num-format="1">1.1.1.1.1</text:sequence>: <text:span text:style-name="T5">Required environment variables for AutomataCI to upstream Cargo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Supplied By</text:p>
          </table:table-cell>
          <table:table-cell table:style-name="Table1.C1" office:value-type="string">
            <text:p text:style-name="P9">Purpose</text:p>
          </table:table-cell>
        </table:table-row>
        <table:table-row>
          <table:table-cell table:style-name="Table1.A2" office:value-type="string">
            <text:p text:style-name="P10">PROJECT_DOCS_REPO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2">Static website repository.</text:p>
          </table:table-cell>
        </table:table-row>
        <table:table-row>
          <table:table-cell table:style-name="Table1.A2" office:value-type="string">
            <text:p text:style-name="P10">PROJECT_DOCS_REPO_KEY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2">The git upstream key like “<text:span text:style-name="T2">origin</text:span>”.</text:p>
          </table:table-cell>
        </table:table-row>
        <table:table-row>
          <table:table-cell table:style-name="Table1.A2" office:value-type="string">
            <text:p text:style-name="P10">PROJECT_DOCS_REPO_BRANCH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2">The git branch to save into.</text:p>
          </table:table-cell>
        </table:table-row>
        <table:table-row>
          <table:table-cell table:style-name="Table1.A2" office:value-type="string">
            <text:p text:style-name="P10">PROJECT_DOCS_REPO_DIRECTORY</text:p>
          </table:table-cell>
          <table:table-cell table:style-name="Table1.A2" office:value-type="string">
            <text:p text:style-name="P11">CONFIG.toml</text:p>
          </table:table-cell>
          <table:table-cell table:style-name="Table1.C2" office:value-type="string">
            <text:p text:style-name="P12">The directory name housing the locally pulled repository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1M47S</meta:editing-duration>
    <meta:editing-cycles>5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8:49:28.096920380</dc:date>
    <dc:creator>Kean Ho Chew</dc:creator>
    <meta:document-statistic meta:table-count="1" meta:image-count="0" meta:object-count="0" meta:page-count="1" meta:paragraph-count="27" meta:word-count="130" meta:character-count="990" meta:non-whitespace-character-count="888"/>
    <meta:template xlink:type="simple" xlink:actuate="onRequest" xlink:title="Official Book" xlink:href="../../templates/Book.ott" meta:date="2023-11-17T20:33:17.245827505"/>
  </office:meta>
</office:document-meta>
</file>